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,Bold" svg:font-family="'Calibri,Bold'"/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36pt" fo:language="es" fo:country="ES" style:font-size-asian="36pt" style:font-size-complex="36pt"/>
    </style:style>
    <style:style style:name="P2" style:family="paragraph" style:parent-style-name="Preformatted_20_Text">
      <style:paragraph-properties fo:text-align="center" style:justify-single-word="false"/>
      <style:text-properties fo:font-size="22pt" fo:language="es" fo:country="ES" style:font-size-asian="22pt" style:font-size-complex="22pt"/>
    </style:style>
    <style:style style:name="P3" style:family="paragraph" style:parent-style-name="Preformatted_20_Text">
      <style:paragraph-properties fo:text-align="end" style:justify-single-word="false"/>
      <style:text-properties fo:font-size="22pt" fo:language="es" fo:country="ES" style:font-size-asian="22pt" style:font-size-complex="22pt"/>
    </style:style>
    <style:style style:name="P4" style:family="paragraph" style:parent-style-name="Preformatted_20_Text">
      <style:text-properties fo:language="es" fo:country="ES"/>
    </style:style>
    <style:style style:name="P5" style:family="paragraph" style:parent-style-name="Preformatted_20_Text">
      <style:text-properties fo:font-size="12pt" fo:language="es" fo:country="ES" style:font-size-asian="12pt" style:font-size-complex="12pt"/>
    </style:style>
    <style:style style:name="P6" style:family="paragraph" style:parent-style-name="Preformatted_20_Text">
      <style:text-properties fo:font-size="12pt" fo:language="es" fo:country="ES" style:text-underline-style="solid" style:text-underline-width="auto" style:text-underline-color="font-color" style:font-size-asian="12pt" style:font-size-complex="12pt"/>
    </style:style>
    <style:style style:name="P7" style:family="paragraph" style:parent-style-name="Preformatted_20_Text">
      <style:text-properties fo:font-size="12pt" style:font-size-asian="12pt" style:font-size-complex="12pt"/>
    </style:style>
    <style:style style:name="P8" style:family="paragraph" style:parent-style-name="Preformatted_20_Text">
      <style:paragraph-properties fo:break-before="page"/>
      <style:text-properties fo:font-size="12pt" style:font-size-asian="12pt" style:font-size-complex="12pt"/>
    </style:style>
    <style:style style:name="T1" style:family="text">
      <style:text-properties style:font-name="Calibri" style:font-name-asian="Calibri" style:font-name-complex="Calibri"/>
    </style:style>
    <style:style style:name="T2" style:family="text">
      <style:text-properties fo:language="es" fo:country="ES"/>
    </style:style>
    <style:style style:name="T3" style:family="text">
      <style:text-properties fo:language="es" fo:country="ES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Diseño de Video Juegos I</text:p>
      <text:p text:style-name="P4"/>
      <text:p text:style-name="P4"/>
      <text:p text:style-name="P4"/>
      <text:p text:style-name="P4"/>
      <text:p text:style-name="P4"/>
      <text:p text:style-name="P4"/>
      <text:p text:style-name="P1">Level 5 - Actividad 1</text:p>
      <text:p text:style-name="P4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Oscar Sánchez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8"><text:span text:style-name="T2"/></text:p>
      <text:p text:style-name="P7"><text:span text:style-name="T3">Mecánica base</text:span><text:span text:style-name="T2">: </text:span></text:p>
      <text:p text:style-name="P7"><text:span text:style-name="T2"><text:tab/>P</text:span><text:span text:style-name="T1">resionar los botones “Fret” de la guitarra y mover la barra “strum” hacia ARRIBA o ABAJO <text:tab/>en sincronía con las notas que se mueven hacia vos en la pantalla.</text:span></text:p>
      <text:p text:style-name="P5"/>
      <text:p text:style-name="P5"><text:span text:style-name="T4">Temática</text:span>: </text:p>
      <text:p text:style-name="P5"><text:tab/>Match 3.</text:p>
      <text:p text:style-name="P5"/>
      <text:p text:style-name="P5"><text:span text:style-name="T4">Descripción</text:span>:</text:p>
      <text:p text:style-name="P5"><text:tab/>A medida que se acercan las notas musicales usando la guitarra tenes que tocar dichas notas.</text:p>
      <text:p text:style-name="P5"><text:tab/>Las mismas se van agrupando a medida que se tocan con la guitarra. Podes no tocar algunas <text:tab/>notas para excluirlas. Las notas tiene un color que es al azar. Hay que formar grupos de 3 o 4 <text:tab/>notas de colores iguales para que estas desaparezcan de la pantalla. Esto te da puntos. <text:tab/>Cuando la cantidad de notas supera cierto limite en pantalla perdes. </text:p>
      <text:p text:style-name="P5"><text:tab/>Para ganar cada nivel <text:tab/>hay que cumplir con una cantidad de puntos determinada.</text:p>
      <text:p text:style-name="P5"/>
      <text:p text:style-name="P6">Audiencia núcleo</text:p>
      <text:p text:style-name="P5"/>
      <text:p text:style-name="P5">Edad: 15 – 25 años.</text:p>
      <text:p text:style-name="P5">Genero: Masculino.</text:p>
      <text:p text:style-name="P5">Plataforma: Consola (PS3, xbox).</text:p>
      <text:p text:style-name="P5">Tipo de jugador: Gammer.</text:p>
      <text:p text:style-name="P5">Contexto de Uso: Hogar. Momentos de ocio.</text:p>
      <text:p text:style-name="P5">Necesidades Puntuales: Desafíos que incluyan velocidad, sincronizacion y estrategia. Ganas de tocar un instrumento musical.</text:p>
      <text:p text:style-name="P5">Aspiraciones: Encontrar un desafío constante en el cual poder mostrar sus habilidades.</text:p>
      <text:p text:style-name="P5"/>
      <text:p text:style-name="P5">Para este tipo de juego es necesario que el jugador posea tiempo para poder jugarlo y algo de dinero para comprar la guitarra. La franja de edad es bien marcada en relación a la ilusión de tocar un instrumento musical y soñar con ser una estrella de rock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,Bold" svg:font-family="'Calibri,Bold'"/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2-11-06T02:10:46.56</dc:date>
    <meta:editing-duration>PT1H7M4S</meta:editing-duration>
    <meta:editing-cycles>19</meta:editing-cycles>
    <meta:document-statistic meta:table-count="0" meta:image-count="0" meta:object-count="0" meta:page-count="2" meta:paragraph-count="20" meta:word-count="238" meta:character-count="1395"/>
  </office:meta>
</office:document-meta>
</file>